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paragraph-properties fo:orphans="2" fo:widows="2"/>
      <style:text-properties fo:font-variant="normal" fo:text-transform="none" fo:color="#000000" style:font-name="Times New Roman" fo:font-size="14pt" fo:letter-spacing="normal" fo:font-style="normal" fo:font-weight="normal"/>
    </style:style>
    <style:style style:name="P2"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normal"/>
    </style:style>
    <style:style style:name="P3" style:family="paragraph" style:parent-style-name="Text_20_body" style:list-style-name="L3">
      <style:paragraph-properties fo:orphans="2" fo:widows="2"/>
      <style:text-properties fo:font-variant="normal" fo:text-transform="none" fo:color="#000000" style:font-name="Times New Roman" fo:font-size="14pt" fo:letter-spacing="normal" fo:font-style="normal" fo:font-weight="normal"/>
    </style:style>
    <style:style style:name="P4" style:family="paragraph" style:parent-style-name="Text_20_body" style:list-style-name="L4">
      <style:paragraph-properties fo:orphans="2" fo:widows="2"/>
      <style:text-properties fo:font-variant="normal" fo:text-transform="none" fo:color="#000000" style:font-name="Times New Roman" fo:font-size="14pt" fo:letter-spacing="normal" fo:font-style="normal" fo:font-weight="normal"/>
    </style:style>
    <style:style style:name="P5" style:family="paragraph" style:parent-style-name="Text_20_body" style:list-style-name="L5">
      <style:paragraph-properties fo:orphans="2" fo:widows="2"/>
      <style:text-properties fo:font-variant="normal" fo:text-transform="none" fo:color="#000000" style:font-name="Times New Roman" fo:font-size="14pt" fo:letter-spacing="normal" fo:font-style="normal" fo:font-weight="normal"/>
    </style:style>
    <style:style style:name="P6" style:family="paragraph" style:parent-style-name="Text_20_body" style:list-style-name="L6">
      <style:paragraph-properties fo:orphans="2" fo:widows="2"/>
      <style:text-properties fo:font-variant="normal" fo:text-transform="none" fo:color="#000000" style:font-name="Times New Roman" fo:font-size="14pt" fo:letter-spacing="normal" fo:font-style="normal" fo:font-weight="normal"/>
    </style:style>
    <style:style style:name="P7"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style>
    <style:style style:name="P8"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font-style="normal" fo:font-weight="normal"/>
    </style:style>
    <style:style style:name="P9"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font-style="normal" fo:font-weight="bold"/>
    </style:style>
    <style:style style:name="P10"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bold"/>
    </style:style>
    <style:style style:name="P11" style:family="paragraph" style:parent-style-name="Text_20_body">
      <style:paragraph-properties fo:margin-left="0in" fo:margin-right="0in" fo:text-align="center" style:justify-single-word="false" fo:orphans="2" fo:widows="2" fo:text-indent="0in" style:auto-text-indent="false"/>
    </style:style>
    <style:style style:name="P12" style:family="paragraph" style:parent-style-name="Text_20_body" style:list-style-name="L1">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13" style:family="paragraph" style:parent-style-name="Text_20_body" style:list-style-name="L2">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14" style:family="paragraph" style:parent-style-name="Text_20_body" style:list-style-name="L3">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15" style:family="paragraph" style:parent-style-name="Text_20_body" style:list-style-name="L4">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16" style:family="paragraph" style:parent-style-name="Text_20_body" style:list-style-name="L5">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17" style:family="paragraph" style:parent-style-name="Text_20_body" style:list-style-name="L6">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18" style:family="paragraph" style:parent-style-name="Preformatted_20_Text">
      <style:paragraph-properties fo:orphans="2" fo:widows="2"/>
      <style:text-properties fo:font-variant="normal" fo:text-transform="none" fo:color="#000000" fo:letter-spacing="normal"/>
    </style:style>
    <style:style style:name="P19" style:family="paragraph" style:parent-style-name="Preformatted_20_Text" style:list-style-name="L4">
      <style:paragraph-properties fo:orphans="2" fo:widows="2"/>
      <style:text-properties fo:font-variant="normal" fo:text-transform="none" fo:color="#000000" fo:letter-spacing="normal"/>
    </style:style>
    <style:style style:name="P20" style:family="paragraph" style:parent-style-name="Preformatted_20_Text">
      <style:paragraph-properties fo:margin-left="0in" fo:margin-right="0in" fo:orphans="2" fo:widows="2" fo:text-indent="0in" style:auto-text-indent="false"/>
      <style:text-properties fo:font-variant="normal" fo:text-transform="none" fo:color="#000000" fo:letter-spacing="normal"/>
    </style:style>
    <style:style style:name="P21"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P22" style:family="paragraph" style:parent-style-name="Preformatted_20_Text" style:list-style-name="L4">
      <style:paragraph-properties fo:margin-top="0in" fo:margin-bottom="0.1965in" loext:contextual-spacing="false" fo:orphans="2" fo:widows="2"/>
      <style:text-properties fo:font-variant="normal" fo:text-transform="none" fo:color="#000000" fo:letter-spacing="normal"/>
    </style:style>
    <style:style style:name="T1" style:family="text">
      <style:text-properties fo:font-weight="bold"/>
    </style:style>
    <style:style style:name="T2" style:family="text">
      <style:text-properties fo:font-style="italic"/>
    </style:style>
    <style:style style:name="T3" style:family="text">
      <style:text-properties fo:font-style="normal" fo:font-weight="normal"/>
    </style:style>
    <style:style style:name="T4" style:family="text">
      <style:text-properties style:font-name="Times New Roman" fo:font-size="14pt" fo:font-style="normal" fo:font-weight="normal"/>
    </style:style>
    <style:style style:name="T5" style:family="text">
      <style:text-properties fo:font-variant="normal" fo:text-transform="none" fo:color="#000000" style:font-name="Times New Roman" fo:font-size="14pt" fo:letter-spacing="normal" fo:font-style="normal" fo:font-weight="normal"/>
    </style:style>
    <style:style style:name="T6" style:family="text">
      <style:text-properties fo:font-variant="normal" fo:text-transform="none" fo:color="#000000" style:font-name="Times New Roman" fo:font-size="14pt" fo:letter-spacing="normal" fo:font-style="normal" fo:font-weight="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COSC 2436 Programming Fundamentals III - Data Structures</text:span><text:line-break/><text:span text:style-name="T1">Bob Comer, Professor of Computer Studies</text:span></text:p>
      <text:p text:style-name="Horizontal_20_Line"/>
      <text:p text:style-name="P9">Program 2 - Rectangle Class with Interface</text:p>
      <text:p text:style-name="P7">Before you start this assignment, be sure to read through Chapter 1 and C++ Interlude 1 of the textbook. In addition, please read Appendix I C++ Documentation Systems on pages 809 and 810.</text:p>
      <text:p text:style-name="P7">This reading assignment introduces several topics that may be new to you, including:</text:p>
      <text:list xml:id="list1189142147092325563" text:style-name="L1">
        <text:list-item>
          <text:p text:style-name="P12">using a class template to separate the functionality of a class implementation from the type of data used in the class</text:p>
        </text:list-item>
        <text:list-item>
          <text:p text:style-name="P12">inheriting data fields (data members) and methods from a base class</text:p>
        </text:list-item>
        <text:list-item>
          <text:p text:style-name="P1">using an abstract class as a public interface for an abstract data type (ADT)</text:p>
        </text:list-item>
      </text:list>
      <text:p text:style-name="P10">Assignment objectives</text:p>
      <text:p text:style-name="P7">In this assignment, you are going to implement a relatively simple Rectangle class that is split into a header file and an implementation file. You will also create an abstract base class (interface) that defines the public interface for your class.</text:p>
      <text:p text:style-name="P10">Assignment Details</text:p>
      <text:p text:style-name="P7">Create a class called <text:span text:style-name="T2">Rectangle</text:span> to represent a rectangle. You will also write a small driver program to test your class. <text:span text:style-name="T1">DO NOT CREATE A CLASS TEMPLATE. </text:span>For this assignment, we will just create a class.</text:p>
      <text:p text:style-name="P7">In Blackboard, I included example code for a Circle class taken from your COSC 1337 textbook that includes an interface file. Before you start this assignment, you may want to put a copy of the Circle files in a folder. Then create a project, add these files to the project, and be sure that you can compile and run the example code.</text:p>
      <text:p text:style-name="P10">Rectangle Class Members</text:p>
      <text:p text:style-name="P7">Your class should have private data fields (member variables or data members) of type <text:span text:style-name="T2">double</text:span> to represent the <text:span text:style-name="T2">length</text:span> and <text:span text:style-name="T2">width</text:span> of the rectangle.</text:p>
      <text:p text:style-name="P7">Your class should have the following public methods (member functions):</text:p>
      <text:list xml:id="list7149803268332825740" text:style-name="L2">
        <text:list-item>
          <text:p text:style-name="P13">A default (no argument) constructor that sets initializes the length and width of the rectangle to 1.0..</text:p>
        </text:list-item>
        <text:list-item>
          <text:p text:style-name="P13"><text:soft-page-break/>A method called <text:span text:style-name="T2">set</text:span> that allows the client to update the rectangle's length and width. This method will have two parameters that allow the client to provide new values for the length and width. This method has a prerequisite - the new values provided for the length and width must both be larger than 0.0. If they are both larger than zero, the Rectangle object will be updated and the method will return true. Otherwise, the object will not be updated and the method will return false.</text:p>
        </text:list-item>
        <text:list-item>
          <text:p text:style-name="P13">A constant method called <text:span text:style-name="T2">getLength</text:span> that returns the length of the rectangle.</text:p>
        </text:list-item>
        <text:list-item>
          <text:p text:style-name="P13">A constant method called <text:span text:style-name="T2">getWidth</text:span> that returns the width of the rectangle.</text:p>
        </text:list-item>
        <text:list-item>
          <text:p text:style-name="P2">A constant method called <text:span text:style-name="T2">getArea</text:span> that returns the area of the rectangle. The area of a rectangle is the length times the width.</text:p>
        </text:list-item>
      </text:list>
      <text:p text:style-name="P7">Your method prototypes should be:</text:p>
      <text:p text:style-name="P20"><text:s text:c="4"/><text:span text:style-name="T3">Rectangle();</text:span></text:p>
      <text:p text:style-name="P18"><text:s text:c="4"/><text:span text:style-name="T3">bool set( double newLength, double newWidth );</text:span></text:p>
      <text:p text:style-name="P18"><text:s text:c="4"/><text:span text:style-name="T3">double getLength() const;</text:span></text:p>
      <text:p text:style-name="P18"><text:s text:c="4"/><text:span text:style-name="T3">double getWidth() const;</text:span></text:p>
      <text:p text:style-name="P21"><text:s text:c="4"/><text:span text:style-name="T3">double getArea() const;</text:span></text:p>
      <text:p text:style-name="P7">If you have not used inheritance and/or abstract classes before, you may want to implement and test your class before you continue to the next step. You must keep your test code separate from your class code, and you must put class definition in a class header file and the implementations for the class methods in a class implementation file.</text:p>
      <text:p text:style-name="P10">Rectangle Interface File</text:p>
      <text:p text:style-name="P7">Create an interface file for your Rectangle class similar to the interface files in Chapter 1 and C++ Interlude 1 in your textbook. Since you are creating a class and not a class template, your implementation file may more closely resemble the example Circle class in Blackboard.</text:p>
      <text:p text:style-name="P7">It is important to note:</text:p>
      <text:list xml:id="list8501516286012159637" text:style-name="L3">
        <text:list-item>
          <text:p text:style-name="P14">Constructor methods are not included in the abstract class.</text:p>
        </text:list-item>
        <text:list-item>
          <text:p text:style-name="P3">You must include a virtual destructor for the abstract class with an empty implementation (see the examples).</text:p>
        </text:list-item>
      </text:list>
      <text:p text:style-name="P7">Include documentation in your interface file similar to the documentation (comments) in the examples in the textbook and in the example Circle class. You must use the comment formatting described in Appendix I of the textbook.</text:p>
      <text:p text:style-name="P10">Debugging and Testing Tips</text:p>
      <text:list xml:id="list706971077576476897" text:style-name="L4">
        <text:list-item>
          <text:p text:style-name="P4"><text:soft-page-break/>If you see linker error messages like:</text:p>
          <text:p text:style-name="P19"><text:s text:c="5"/><text:span text:style-name="T4">Undefined reference to vtable ...</text:span></text:p>
          <text:p text:style-name="P22"><text:s text:c="5"/><text:span text:style-name="T4">undefined reference to 'interface-destructor-method'</text:span></text:p>
          <text:p text:style-name="P15">you have a problem with the destructor in the interface file. Check again that this destructor matches the destructors in the example programs. Also, you may have to delete the object (.o) files in your project folder before you try to compile and link your changes.</text:p>
        </text:list-item>
        <text:list-item>
          <text:p text:style-name="P4">When you are testing a method that contains an if statement, be sure that you try calling the method with data that will make the condition of the if statement true, and also with data that will make the condition false.</text:p>
        </text:list-item>
      </text:list>
      <text:p text:style-name="P10">Requirements:</text:p>
      <text:list xml:id="list1048834782935398901" text:style-name="L5">
        <text:list-item>
          <text:p text:style-name="P16">Your program must be split into 4 files: the driver program, the class interface, the class header file (class definition), and class implementation file.</text:p>
        </text:list-item>
        <text:list-item>
          <text:p text:style-name="P16">The driver program for each programming project should begin with "header comments" containing:<text:line-break/>- Your name<text:line-break/>- Programming assignment number<text:line-break/>- A short description of the program<text:line-break/>- Course<text:line-break/>- The date<text:line-break/>For example:<text:line-break/>// Programmer:      your name<text:line-break/>// Project number: 2<text:line-break/>// Project Desc:     Quadratic Expression class<text:line-break/>// Course:              COSC 2436 PF III Data Structures<text:line-break/>// Date:                  date of submission</text:p>
        </text:list-item>
        <text:list-item>
          <text:p text:style-name="P16">Use a standard indentation convention in your code (see examples in textbook).</text:p>
        </text:list-item>
        <text:list-item>
          <text:p text:style-name="P16">Use meaningful variable names.</text:p>
        </text:list-item>
        <text:list-item>
          <text:p text:style-name="P16">Do not use global variables.</text:p>
        </text:list-item>
        <text:list-item>
          <text:p text:style-name="P5">Your class methods should not contain any input or output operations. All input and output should be done in your driver.</text:p>
        </text:list-item>
      </text:list>
      <text:p text:style-name="P10">Programming Assignment Deliverables</text:p>
      <text:p text:style-name="P7">When you have completed and tested your code, submit the following files:</text:p>
      <text:list xml:id="list3853864360886168422" text:style-name="L6">
        <text:list-item>
          <text:p text:style-name="P17"><text:soft-page-break/>your driver (test program)</text:p>
        </text:list-item>
        <text:list-item>
          <text:p text:style-name="P17">RectangleInterface.h</text:p>
        </text:list-item>
        <text:list-item>
          <text:p text:style-name="P17">Rectangle.h</text:p>
        </text:list-item>
        <text:list-item>
          <text:p text:style-name="P6">Rectangle.cpp</text:p>
        </text:list-item>
      </text:list>
      <text:p text:style-name="P7"><text:span text:style-name="T1">Important:</text:span> Only send me files that contain C++ code. Do not send me executable files, project or make files, object code files, etc.</text:p>
      <text:p text:style-name="P7">You may want to create a zipped folder containing the 4 files and attach it to your email.</text:p>
      <text:p text:style-name="P7">The Subject line of your email should be something like "Program 2 Submission".</text:p>
      <text:p text:style-name="P11"><text:a xlink:type="simple" xlink:href="http://www.austincc.edu/comer/cosc2436/index.htm" text:style-name="Internet_20_link" text:visited-style-name="Visited_20_Internet_20_Link"><text:span text:style-name="T5"/></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10:24:24.801906578</meta:creation-date>
    <dc:date>2017-04-19T10:25:00.029840584</dc:date>
    <meta:editing-duration>PT35S</meta:editing-duration>
    <meta:editing-cycles>1</meta:editing-cycles>
    <meta:document-statistic meta:table-count="0" meta:image-count="0" meta:object-count="0" meta:page-count="4" meta:paragraph-count="55" meta:word-count="976" meta:character-count="5840" meta:non-whitespace-character-count="4872"/>
    <meta:generator>LibreOffice/5.1.6.2$Linux_X86_64 LibreOffice_project/10m0$Build-2</meta:generator>
  </office:meta>
</office:document-meta>
</file>